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ce1" officeooo:paragraph-rsid="0012dce1"/>
    </style:style>
    <style:style style:name="P2" style:family="paragraph" style:parent-style-name="Standard">
      <style:text-properties officeooo:rsid="0012dce1" officeooo:paragraph-rsid="0013bcca"/>
    </style:style>
    <style:style style:name="P3" style:family="paragraph" style:parent-style-name="Standard">
      <style:text-properties fo:font-weight="bold" officeooo:rsid="0012dce1" officeooo:paragraph-rsid="0012dce1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2dce1" officeooo:paragraph-rsid="0012dce1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2dce1" officeooo:paragraph-rsid="0013bcca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2dce1" officeooo:paragraph-rsid="0013d3ea" style:font-size-asian="14pt" style:font-size-complex="14pt"/>
    </style:style>
    <style:style style:name="P7" style:family="paragraph" style:parent-style-name="Standard">
      <style:text-properties fo:font-size="10.5pt" officeooo:rsid="0012dce1" officeooo:paragraph-rsid="0013bcca" style:font-size-asian="10.5pt" style:font-size-complex="10.5pt"/>
    </style:style>
    <style:style style:name="P8" style:family="paragraph" style:parent-style-name="Standard">
      <style:text-properties fo:font-size="10.5pt" officeooo:rsid="0012dce1" officeooo:paragraph-rsid="0012dce1" style:font-size-asian="10.5pt" style:font-size-complex="10.5pt"/>
    </style:style>
    <style:style style:name="P9" style:family="paragraph" style:parent-style-name="Standard">
      <style:text-properties fo:font-size="10.5pt" fo:font-weight="bold" officeooo:rsid="0012dce1" officeooo:paragraph-rsid="0013bcca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10.5pt" fo:font-weight="bold" officeooo:rsid="0012dce1" officeooo:paragraph-rsid="0012dce1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pt" officeooo:rsid="0012dce1" officeooo:paragraph-rsid="0013bcca" style:font-size-asian="10pt" style:font-size-complex="10pt"/>
    </style:style>
    <style:style style:name="P12" style:family="paragraph" style:parent-style-name="Standard">
      <style:text-properties fo:font-size="10pt" fo:font-weight="bold" officeooo:rsid="0012dce1" officeooo:paragraph-rsid="0013bcca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2dce1" officeooo:paragraph-rsid="0012dce1"/>
    </style:style>
    <style:style style:name="P14" style:family="paragraph" style:parent-style-name="Standard">
      <style:text-properties fo:font-size="10.5pt" officeooo:rsid="0012dce1" officeooo:paragraph-rsid="0013bcca" style:font-size-asian="10.5pt" style:font-size-complex="10.5pt"/>
    </style:style>
    <style:style style:name="P15" style:family="paragraph" style:parent-style-name="Standard">
      <style:text-properties fo:font-size="10.5pt" officeooo:rsid="0012dce1" officeooo:paragraph-rsid="00174c00" style:font-size-asian="10.5pt" style:font-size-complex="10.5pt"/>
    </style:style>
    <style:style style:name="P16" style:family="paragraph" style:parent-style-name="Standard">
      <style:text-properties fo:font-size="10.5pt" fo:font-weight="bold" officeooo:rsid="0012dce1" officeooo:paragraph-rsid="0013bcca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bcca"/>
    </style:style>
    <style:style style:name="T3" style:family="text">
      <style:text-properties officeooo:rsid="0013d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 Informatique L3</text:p>
      <text:p text:style-name="P1">Module ABP</text:p>
      <text:p text:style-name="P1">Devoirs 1</text:p>
      <text:p text:style-name="P1">Etudiant Régis Azoulay </text:p>
      <text:p text:style-name="P1"/>
      <text:p text:style-name="P4">Exercice 1</text:p>
      <text:p text:style-name="P4"/>
      <text:p text:style-name="P1">Ecrire un programme qui permet de saisir au clavier trois valeurs A, B et C et d’afficher à l’écran la plus petite valeur, sans utiliser d’autre variable que A, B et C.</text:p>
      <text:p text:style-name="P1"/>
      <text:p text:style-name="P1"><text:span text:style-name="T1">PROGRAMME</text:span> Exercice1;</text:p>
      <text:p text:style-name="P1"><text:span text:style-name="T1">VARIABLE</text:span> </text:p>
      <text:p text:style-name="P1"><text:s text:c="4"/>A : REEL;</text:p>
      <text:p text:style-name="P1"><text:s text:c="4"/>B : REEL;</text:p>
      <text:p text:style-name="P1"><text:s text:c="4"/>C : REEL;</text:p>
      <text:p text:style-name="P3">DEBUT</text:p>
      <text:p text:style-name="P1"><text:s text:c="4"/><text:span text:style-name="T1">ECRIRE</text:span> ('Entrez la valeur de A : ');</text:p>
      <text:p text:style-name="P1"><text:s text:c="4"/><text:span text:style-name="T1">LIRE</text:span>(A);</text:p>
      <text:p text:style-name="P1"><text:s text:c="4"/><text:span text:style-name="T1">ECRIRE</text:span> ('Entrez la valeur de B : ');</text:p>
      <text:p text:style-name="P1"><text:s text:c="4"/><text:span text:style-name="T1">LIRE</text:span>(B);</text:p>
      <text:p text:style-name="P1"><text:s text:c="4"/><text:span text:style-name="T1">ECRIRE</text:span> ('Entrez la valeur de C : ');</text:p>
      <text:p text:style-name="P1"><text:s text:c="4"/><text:span text:style-name="T1">LIRE</text:span>(C);</text:p>
      <text:p text:style-name="P1"/>
      <text:p text:style-name="P1"><text:s text:c="4"/><text:span text:style-name="T1">TANT QUE </text:span>( (A == B) ET (B == C) ) <text:span text:style-name="T1">FAIRE</text:span></text:p>
      <text:p text:style-name="P1"><text:s text:c="8"/><text:span text:style-name="T1">ECRIRE</text:span> ('Erreur de saisie : les nombres en entrée doivent être differents !')</text:p>
      <text:p text:style-name="P1"><text:s text:c="8"/><text:span text:style-name="T1">ECRIRE</text:span> ('Entrez la valeur de A : ');</text:p>
      <text:p text:style-name="P1"><text:s text:c="8"/><text:span text:style-name="T1">LIRE</text:span>(A);</text:p>
      <text:p text:style-name="P1"><text:s text:c="8"/><text:span text:style-name="T1">ECRIRE</text:span> ('Entrez la valeur de B : ');</text:p>
      <text:p text:style-name="P1"><text:s text:c="8"/><text:span text:style-name="T1">LIRE</text:span>(B);</text:p>
      <text:p text:style-name="P1"><text:s text:c="8"/><text:span text:style-name="T1">ECRIRE</text:span> ('Entrez la valeur de C : ');</text:p>
      <text:p text:style-name="P1"><text:s text:c="8"/><text:span text:style-name="T1">LIRE</text:span>(C);</text:p>
      <text:p text:style-name="P1"><text:s text:c="4"/><text:span text:style-name="T1">FAIT</text:span>;</text:p>
      <text:p text:style-name="P1"><text:s text:c="4"/></text:p>
      <text:p text:style-name="P1"><text:s text:c="4"/><text:span text:style-name="T1">SI</text:span> ((A &lt; B)) </text:p>
      <text:p text:style-name="P1"><text:s text:c="8"/><text:span text:style-name="T1">SI</text:span> (A&lt;C)</text:p>
      <text:p text:style-name="P1"><text:s text:c="8"/><text:span text:style-name="T1">ALORS</text:span></text:p>
      <text:p text:style-name="P1"><text:s text:c="12"/><text:span text:style-name="T1">ECRIRE</text:span> ('La plus petite valeur est A');</text:p>
      <text:p text:style-name="P1"><text:s text:c="8"/><text:span text:style-name="T1">SINON</text:span></text:p>
      <text:p text:style-name="P1"><text:s text:c="12"/><text:span text:style-name="T1">ECRIRE</text:span> ('La plus petite valeur est C');</text:p>
      <text:p text:style-name="P1"><text:s text:c="8"/><text:span text:style-name="T1">FIN</text:span> <text:span text:style-name="T1">SI</text:span>;</text:p>
      <text:p text:style-name="P1"><text:s text:c="4"/><text:span text:style-name="T1">SINON</text:span> </text:p>
      <text:p text:style-name="P1"><text:s text:c="8"/><text:span text:style-name="T1">SI</text:span>((B &lt; C))</text:p>
      <text:p text:style-name="P1"><text:s text:c="8"/><text:span text:style-name="T1">ALORS</text:span></text:p>
      <text:p text:style-name="P1"><text:s text:c="12"/><text:span text:style-name="T1">ECRIRE</text:span> ('La plus petite valeur est B');</text:p>
      <text:p text:style-name="P1"><text:s text:c="8"/><text:span text:style-name="T1">SINON</text:span></text:p>
      <text:p text:style-name="P1"><text:s text:c="12"/><text:span text:style-name="T1">ECRIRE</text:span> ('La plus petite valeur est C');</text:p>
      <text:p text:style-name="P1"><text:s text:c="8"/><text:span text:style-name="T1">FIN</text:span> <text:span text:style-name="T1">SI</text:span>;</text:p>
      <text:p text:style-name="P1"><text:s text:c="4"/><text:span text:style-name="T1">FIN</text:span> <text:span text:style-name="T1">SI</text:span>; <text:s text:c="3"/></text:p>
      <text:p text:style-name="P1"><text:span text:style-name="T1">FIN</text:span>;</text:p>
      <text:p text:style-name="P1"/>
      <text:p text:style-name="P1"/>
      <text:p text:style-name="P1"/>
      <text:p text:style-name="P4"><text:soft-page-break/>Exercice 2</text:p>
      <text:p text:style-name="P1">Ecrire un programme qui permet de saisir au clavier trois valeurs A, B et C et d’afficher à l’écran la valeur du maximum, en utilisant une variable intermédiaire appelée MAX.</text:p>
      <text:p text:style-name="P1"/>
      <text:p text:style-name="P1"/>
      <text:p text:style-name="P8"><text:span text:style-name="T1">PROGRAMME</text:span> Exercice2;</text:p>
      <text:p text:style-name="P8"><text:span text:style-name="T1">VARIABLE</text:span> </text:p>
      <text:p text:style-name="P7"><text:s text:c="4"/>A : REEL;</text:p>
      <text:p text:style-name="P7"><text:s text:c="4"/>B : REEL;</text:p>
      <text:p text:style-name="P7"><text:s text:c="4"/>C : REEL;</text:p>
      <text:p text:style-name="P7"><text:s text:c="4"/>MAX : REEL;</text:p>
      <text:p text:style-name="P10">DEBUT</text:p>
      <text:p text:style-name="P8"><text:s text:c="4"/><text:span text:style-name="T1">ECRIRE</text:span> ('Entrez la valeur de A : ');</text:p>
      <text:p text:style-name="P8"><text:s text:c="4"/><text:span text:style-name="T1">LIRE</text:span>(A);</text:p>
      <text:p text:style-name="P8"><text:s text:c="4"/><text:span text:style-name="T1">ECRIRE</text:span> ('Entrez la valeur de B : ');</text:p>
      <text:p text:style-name="P8"><text:s text:c="4"/><text:span text:style-name="T1">LIRE</text:span>(B);</text:p>
      <text:p text:style-name="P8"><text:s text:c="4"/><text:span text:style-name="T1">ECRIRE</text:span> ('Entrez la valeur de C : ');</text:p>
      <text:p text:style-name="P8"><text:s text:c="4"/><text:span text:style-name="T1">LIRE</text:span>(C);</text:p>
      <text:p text:style-name="P8"/>
      <text:p text:style-name="P8"><text:s text:c="4"/><text:span text:style-name="T1">TANT</text:span> <text:span text:style-name="T1">QUE</text:span>( (A == B) ET (B == C) ) <text:span text:style-name="T1">FAIRE</text:span></text:p>
      <text:p text:style-name="P8"><text:s text:c="8"/><text:span text:style-name="T1">ECRIRE</text:span> ('Erreur de saisie : les nombres en entrée doivent être differents !')</text:p>
      <text:p text:style-name="P8"><text:s text:c="8"/><text:span text:style-name="T1">ECRIRE</text:span> ('Entrez la valeur de A : ');</text:p>
      <text:p text:style-name="P8"><text:s text:c="8"/><text:span text:style-name="T1">LIRE</text:span>(A);</text:p>
      <text:p text:style-name="P8"><text:s text:c="8"/><text:span text:style-name="T1">ECRIRE</text:span> ('Entrez la valeur de B : ');</text:p>
      <text:p text:style-name="P8"><text:s text:c="8"/><text:span text:style-name="T1">LIRE</text:span>(B);</text:p>
      <text:p text:style-name="P8"><text:s text:c="8"/><text:span text:style-name="T1">ECRIRE</text:span> ('Entrez la valeur de C : ');</text:p>
      <text:p text:style-name="P8"><text:s text:c="8"/><text:span text:style-name="T1">LIRE</text:span>(C);</text:p>
      <text:p text:style-name="P8"><text:s text:c="4"/><text:span text:style-name="T1">FAIT</text:span>;</text:p>
      <text:p text:style-name="P8"><text:s text:c="4"/></text:p>
      <text:p text:style-name="P8"><text:s text:c="4"/>MAX &lt;- A;</text:p>
      <text:p text:style-name="P8"/>
      <text:p text:style-name="P8"><text:s text:c="4"/><text:span text:style-name="T1">SI</text:span> B &gt; MAX</text:p>
      <text:p text:style-name="P8"><text:s text:c="4"/><text:span text:style-name="T1">ALORS</text:span></text:p>
      <text:p text:style-name="P8"><text:s text:c="8"/>MAX &lt;- B;</text:p>
      <text:p text:style-name="P8"><text:s text:c="4"/><text:span text:style-name="T1">FIN</text:span> <text:span text:style-name="T1">SI</text:span>;</text:p>
      <text:p text:style-name="P8"/>
      <text:p text:style-name="P8"><text:s text:c="4"/><text:span text:style-name="T1">SI</text:span> C &gt; MAX</text:p>
      <text:p text:style-name="P8"><text:s text:c="4"/><text:span text:style-name="T1">ALORS</text:span></text:p>
      <text:p text:style-name="P8"><text:s text:c="8"/>MAX &lt;- C;</text:p>
      <text:p text:style-name="P8"><text:s text:c="4"/><text:span text:style-name="T1">FIN</text:span> <text:span text:style-name="T1">SI</text:span>;</text:p>
      <text:p text:style-name="P8"><text:s text:c="4"/></text:p>
      <text:p text:style-name="P8"><text:s text:c="4"/><text:span text:style-name="T1">ECRIRE</text:span> ('La plus grande valeur est : ' &amp; MAX);</text:p>
      <text:p text:style-name="P8"><text:span text:style-name="T1">FIN</text:span>;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xercice <text:span text:style-name="T2">3</text:span></text:p>
      <text:p text:style-name="P2">Ecrire un programme qui permet, après avoir saisi au clavier deux valeurs strictement positives A et B, (avec A &gt; B), d’afficher à l’écran le résultat attendu : 1 Addition (A + B) 2 Soustraction (A – B) 3 Multiplication (A * B) Utiliser pour cela la structure de sélection multiple, après avoir saisi le choix de l’utilisateur. Envisager les différents cas d’erreurs possibles. <text:span text:style-name="T2">(reponse page suivante)</text:span></text:p>
      <text:p text:style-name="P2"><text:soft-page-break/></text:p>
      <text:p text:style-name="P7"><text:span text:style-name="T1">PROGRAMME</text:span> Exercice3;</text:p>
      <text:p text:style-name="P7"><text:span text:style-name="T1">VARIABLE</text:span> </text:p>
      <text:p text:style-name="P7"><text:s text:c="4"/>A : <text:span text:style-name="T1">ENTIER</text:span>;</text:p>
      <text:p text:style-name="P7"><text:s text:c="4"/>B : <text:span text:style-name="T1">ENTIER</text:span>;</text:p>
      <text:p text:style-name="P7"><text:s text:c="4"/>OPERATEUR : <text:span text:style-name="T1">CARACTERE</text:span> ;</text:p>
      <text:p text:style-name="P9">DEBUT</text:p>
      <text:p text:style-name="P7"><text:s text:c="4"/><text:span text:style-name="T1">ECRIRE</text:span> ('Entrez la valeur de A : ');</text:p>
      <text:p text:style-name="P7"><text:s text:c="4"/><text:span text:style-name="T1">LIRE</text:span>(A);</text:p>
      <text:p text:style-name="P7"/>
      <text:p text:style-name="P7"><text:s text:c="4"/><text:span text:style-name="T1">TANT</text:span> <text:span text:style-name="T1">QUE</text:span> (A &lt;= 0) <text:span text:style-name="T1">FAIRE</text:span> </text:p>
      <text:p text:style-name="P7"><text:s text:c="8"/><text:span text:style-name="T1">ECRIRE</text:span> ('Erreur de saisie : "A" DOIT etre un entier positif, veuillez ressaisir');</text:p>
      <text:p text:style-name="P7"><text:s text:c="8"/><text:span text:style-name="T1">LIRE</text:span>(A);</text:p>
      <text:p text:style-name="P7"><text:s text:c="4"/><text:span text:style-name="T1">FAIT</text:span>;</text:p>
      <text:p text:style-name="P7"/>
      <text:p text:style-name="P7"><text:s text:c="4"/><text:span text:style-name="T1">ECRIRE</text:span> ('Entrez la valeur de B de sorte qu elle soit inferieur a A, precedement saisi : ');</text:p>
      <text:p text:style-name="P7"><text:s text:c="4"/><text:span text:style-name="T1">LIRE</text:span>(B);</text:p>
      <text:p text:style-name="P7"/>
      <text:p text:style-name="P7"><text:s text:c="4"/><text:span text:style-name="T1">TANT</text:span> <text:span text:style-name="T1">QUE</text:span> (B &lt;= 0) <text:span text:style-name="T1">FAIRE</text:span> </text:p>
      <text:p text:style-name="P7"><text:s text:c="8"/><text:span text:style-name="T1">ECRIRE</text:span> ('Erreur de saisie : "B" DOIT etre un entier positif, veuillez ressaisir');</text:p>
      <text:p text:style-name="P7"><text:s text:c="8"/><text:span text:style-name="T1">LIRE</text:span>(B);</text:p>
      <text:p text:style-name="P7"><text:s text:c="4"/><text:span text:style-name="T1">FAIT</text:span>;</text:p>
      <text:p text:style-name="P7"/>
      <text:p text:style-name="P7"><text:s text:c="4"/><text:span text:style-name="T1">TANT</text:span> <text:span text:style-name="T1">QUE</text:span> (A &lt; B ) <text:span text:style-name="T1">FAIRE</text:span> </text:p>
      <text:p text:style-name="P7"><text:s text:c="8"/><text:span text:style-name="T1">ECRIRE</text:span> ('Erreur de saisie : "A" DOIT etre superieur a "B", veuillez ressaisir');</text:p>
      <text:p text:style-name="P7"><text:s text:c="8"/><text:span text:style-name="T1">ECRIRE</text:span> ('Entrez la valeur de A : ');</text:p>
      <text:p text:style-name="P7"><text:s text:c="8"/><text:span text:style-name="T1">LIRE</text:span>(A);</text:p>
      <text:p text:style-name="P7"/>
      <text:p text:style-name="P7"><text:s text:c="8"/><text:span text:style-name="T1">TANT</text:span> <text:span text:style-name="T1">QUE</text:span> (A &lt;= 0) <text:span text:style-name="T1">FAIRE</text:span> </text:p>
      <text:p text:style-name="P7"><text:s text:c="12"/><text:span text:style-name="T1">ECRIRE</text:span> ('Erreur de saisie : "A" DOIT etre un entier positif, veuillez ressaisir');</text:p>
      <text:p text:style-name="P7"><text:s text:c="12"/><text:span text:style-name="T1">LIRE</text:span>(A);</text:p>
      <text:p text:style-name="P7"><text:s text:c="8"/><text:span text:style-name="T1">FAIT</text:span>;</text:p>
      <text:p text:style-name="P7"/>
      <text:p text:style-name="P7"><text:s text:c="8"/><text:span text:style-name="T1">ECRIRE</text:span> ('Entrez la valeur de B : ');</text:p>
      <text:p text:style-name="P7"><text:s text:c="8"/><text:span text:style-name="T1">LIRE</text:span>(B);</text:p>
      <text:p text:style-name="P7"/>
      <text:p text:style-name="P7"><text:s text:c="8"/><text:span text:style-name="T1">TANT</text:span> <text:span text:style-name="T1">QUE</text:span> (B &lt;= 0) <text:span text:style-name="T1">FAIRE</text:span> </text:p>
      <text:p text:style-name="P7"><text:s text:c="12"/><text:span text:style-name="T1">ECRIRE</text:span> ('Erreur de saisie : "B" DOIT être un entier positif, veuillez ressaisir');</text:p>
      <text:p text:style-name="P7"><text:s text:c="12"/><text:span text:style-name="T1">LIRE</text:span>(B);</text:p>
      <text:p text:style-name="P7"><text:s text:c="8"/><text:span text:style-name="T1">FAIT</text:span>;</text:p>
      <text:p text:style-name="P7"><text:s text:c="4"/><text:span text:style-name="T1">FAIT</text:span>;</text:p>
      <text:p text:style-name="P7"/>
      <text:p text:style-name="P7"><text:s text:c="4"/><text:span text:style-name="T1">ECRIRE</text:span> ('Entrez l'operateur souhaitée +/-/*' :');</text:p>
      <text:p text:style-name="P15"><text:s text:c="4"/><text:span text:style-name="T1">LIRE</text:span>(OPERATEUR);</text:p>
      <text:p text:style-name="P7"/>
      <text:p text:style-name="P7"><text:s text:c="4"/><text:span text:style-name="T1">TANT</text:span> <text:span text:style-name="T1">QUE</text:span> (OPERATEUR NON "+" OU OPERATEUR NON "-" OU OPERATEUR NON "*") <text:span text:style-name="T1">FAIRE</text:span> </text:p>
      <text:p text:style-name="P7"><text:s text:c="8"/><text:span text:style-name="T1">ECRIRE</text:span> ('Erreur de saisie ne rentrer que l'un des choix suivants : + ou - ou * :');</text:p>
      <text:p text:style-name="P7"><text:s text:c="8"/><text:span text:style-name="T1">LIRE</text:span>(OPERATION);</text:p>
      <text:p text:style-name="P7"><text:s text:c="4"/><text:span text:style-name="T1">FAIT</text:span>;</text:p>
      <text:p text:style-name="P7"><text:s text:c="4"/></text:p>
      <text:p text:style-name="P7"><text:s text:c="4"/><text:span text:style-name="T1">SELON</text:span> <text:span text:style-name="T1">QUE</text:span> OPERATEUR <text:span text:style-name="T1">VAUT</text:span></text:p>
      <text:p text:style-name="P7"><text:s text:c="8"/>"+" : </text:p>
      <text:p text:style-name="P7"><text:s text:c="12"/><text:span text:style-name="T1">ECRIRE</text:span>('A + B = ' &amp; A + B);</text:p>
      <text:p text:style-name="P7"><text:s text:c="8"/>"-":</text:p>
      <text:p text:style-name="P7"><text:s text:c="12"/><text:span text:style-name="T1">ECRIRE</text:span>('A - B = ' &amp; A - B);</text:p>
      <text:p text:style-name="P7"><text:s text:c="8"/>"*" :</text:p>
      <text:p text:style-name="P7"><text:s text:c="12"/><text:span text:style-name="T1">ECRIRE</text:span>('A x B = ' &amp; A * B);</text:p>
      <text:p text:style-name="P7"><text:span text:style-name="T1">FIN</text:span>;</text:p>
      <text:p text:style-name="P7"/>
      <text:p text:style-name="P5"><text:soft-page-break/>Exercice <text:span text:style-name="T2">4</text:span></text:p>
      <text:p text:style-name="P7">Ecrire trois programmes qui permettent de calculer la somme des N premiers nombres entiers : - le premier à l’aide de l’instruction POUR, - le deuxième à l’aide de l’instruction TANT QUE et - le troisième à l’aide de l’instruction REPETER.</text:p>
      <text:p text:style-name="P7"/>
      <text:p text:style-name="P7">###### PROGRAMME 1 : INSTRUCTION POUR ######</text:p>
      <text:p text:style-name="P7"/>
      <text:p text:style-name="P7"><text:span text:style-name="T1">PROGRAMME</text:span> Exercice4_POUR;</text:p>
      <text:p text:style-name="P7"/>
      <text:p text:style-name="P9">VARIABLE</text:p>
      <text:p text:style-name="P7"><text:s text:c="4"/>N : ENTIER;</text:p>
      <text:p text:style-name="P7"><text:s text:c="4"/>SOMME : ENTIER;</text:p>
      <text:p text:style-name="P9">DEBUT</text:p>
      <text:p text:style-name="P7"><text:s text:c="4"/><text:span text:style-name="T1">ECRIRE</text:span> ('Entrez la valeur de N : ');</text:p>
      <text:p text:style-name="P7"><text:s text:c="4"/><text:span text:style-name="T1">LIRE</text:span>(N);</text:p>
      <text:p text:style-name="P7"/>
      <text:p text:style-name="P7"><text:s text:c="4"/><text:span text:style-name="T1">TANT</text:span> <text:span text:style-name="T1">QUE</text:span> (N &lt;= 0) <text:span text:style-name="T1">FAIRE</text:span> </text:p>
      <text:p text:style-name="P7"><text:s text:c="8"/><text:span text:style-name="T1">ECRIRE</text:span> ('Erreur de saisie : "N" DOIT etre un entier positif, veuillez ressaisir');</text:p>
      <text:p text:style-name="P7"><text:s text:c="8"/><text:span text:style-name="T1">LIRE</text:span>(N);</text:p>
      <text:p text:style-name="P7"><text:s text:c="4"/><text:span text:style-name="T1">FAIT</text:span>;</text:p>
      <text:p text:style-name="P7"/>
      <text:p text:style-name="P7"><text:s text:c="4"/><text:span text:style-name="T1">SOMME</text:span> &lt;- 0;</text:p>
      <text:p text:style-name="P7"><text:s text:c="4"/></text:p>
      <text:p text:style-name="P7"><text:s text:c="4"/><text:span text:style-name="T1">POUR</text:span> I <text:span text:style-name="T1">VARIANT</text:span> <text:span text:style-name="T1">DE</text:span> 1 <text:span text:style-name="T1">A</text:span> N <text:span text:style-name="T1">FAIRE</text:span></text:p>
      <text:p text:style-name="P7"><text:s text:c="8"/>SOMME &lt;- SOMME + I;</text:p>
      <text:p text:style-name="P7"><text:s text:c="4"/><text:span text:style-name="T1">FAIT</text:span>;</text:p>
      <text:p text:style-name="P7"/>
      <text:p text:style-name="P7"><text:s text:c="4"/><text:span text:style-name="T1">ECRIRE</text:span>('La somme de tous les entiers de 0 a : ' &amp; N &amp; 'est de : ' &amp; SOMME);</text:p>
      <text:p text:style-name="P7"><text:span text:style-name="T1">FIN</text:span>;</text:p>
      <text:p text:style-name="P7"/>
      <text:p text:style-name="P7">###### PROGRAMME 2 : INSTRUCTION TANT QUE ######</text:p>
      <text:p text:style-name="P7"/>
      <text:p text:style-name="P7"><text:span text:style-name="T1">PROGRAMME</text:span> Exercice4_TANT QUE;</text:p>
      <text:p text:style-name="P7"/>
      <text:p text:style-name="P9">VARIABLE</text:p>
      <text:p text:style-name="P7"><text:s text:c="4"/>N : ENTIER;</text:p>
      <text:p text:style-name="P7"><text:s text:c="4"/>SOMME : ENTIER;</text:p>
      <text:p text:style-name="P7"><text:s text:c="4"/>I : ENTIER;</text:p>
      <text:p text:style-name="P9">DEBUT</text:p>
      <text:p text:style-name="P7"><text:s text:c="4"/><text:span text:style-name="T1">ECRIRE</text:span> ('Entrez la valeur de N : ');</text:p>
      <text:p text:style-name="P7"><text:s text:c="4"/><text:span text:style-name="T1">LIRE</text:span>(N);</text:p>
      <text:p text:style-name="P7"/>
      <text:p text:style-name="P7"><text:s text:c="4"/><text:span text:style-name="T1">TANT</text:span> <text:span text:style-name="T1">QUE</text:span> (N &lt;= 0) <text:span text:style-name="T1">FAIRE</text:span> </text:p>
      <text:p text:style-name="P7"><text:s text:c="8"/><text:span text:style-name="T1">ECRIRE</text:span> ('Erreur de saisie : "N" DOIT etre un entier positif, veuillez ressaisir');</text:p>
      <text:p text:style-name="P7"><text:s text:c="8"/><text:span text:style-name="T1">LIRE</text:span>(N);</text:p>
      <text:p text:style-name="P7"><text:s text:c="4"/><text:span text:style-name="T1">FAIT</text:span>;</text:p>
      <text:p text:style-name="P7"/>
      <text:p text:style-name="P7"><text:s text:c="4"/><text:span text:style-name="T1">SOMME</text:span> &lt;- 0;</text:p>
      <text:p text:style-name="P7"><text:s text:c="4"/>I &lt;- 1;</text:p>
      <text:p text:style-name="P7"/>
      <text:p text:style-name="P7"><text:s text:c="4"/><text:span text:style-name="T1">TANT</text:span> <text:span text:style-name="T1">QUE</text:span> (I &lt;= N) <text:span text:style-name="T1">FAIRE</text:span> </text:p>
      <text:p text:style-name="P7"><text:s text:c="8"/>SOMME &lt;- SOMME + I;</text:p>
      <text:p text:style-name="P7"><text:s text:c="8"/>I &lt;- I +1;</text:p>
      <text:p text:style-name="P7"><text:s text:c="4"/><text:span text:style-name="T1">FAIT</text:span>;</text:p>
      <text:p text:style-name="P7"/>
      <text:p text:style-name="P7"><text:s text:c="4"/><text:span text:style-name="T1">ECRIRE</text:span>('La somme de tous les entiers de 0 a : ' &amp; N &amp; 'est de : ' &amp; SOMME );</text:p>
      <text:p text:style-name="P7"><text:span text:style-name="T1">FIN</text:span>;</text:p>
      <text:p text:style-name="P7"/>
      <text:p text:style-name="P7"/>
      <text:p text:style-name="P7"><text:soft-page-break/>###### PROGRAMME 3 : INSTRUCTION REPETER ######</text:p>
      <text:p text:style-name="P7"/>
      <text:p text:style-name="P7"><text:span text:style-name="T1">PROGRAMME</text:span> Exercice4_REPETER;</text:p>
      <text:p text:style-name="P7"/>
      <text:p text:style-name="P9">VARIABLE</text:p>
      <text:p text:style-name="P7"><text:s text:c="4"/>N : ENTIER;</text:p>
      <text:p text:style-name="P7"><text:s text:c="4"/>SOMME : ENTIER;</text:p>
      <text:p text:style-name="P7"><text:s text:c="4"/>I : ENTIER;</text:p>
      <text:p text:style-name="P9">DEBUT</text:p>
      <text:p text:style-name="P7"><text:s text:c="4"/><text:span text:style-name="T1">ECRIRE</text:span> ('Entrez la valeur de N : ');</text:p>
      <text:p text:style-name="P7"><text:s text:c="4"/><text:span text:style-name="T1">LIRE</text:span>(N);</text:p>
      <text:p text:style-name="P7"/>
      <text:p text:style-name="P7"><text:s text:c="4"/><text:span text:style-name="T1">TANT</text:span> <text:span text:style-name="T1">QUE</text:span> (N &lt;= 0) <text:span text:style-name="T1">FAIRE</text:span> </text:p>
      <text:p text:style-name="P7"><text:s text:c="8"/><text:span text:style-name="T1">ECRIRE</text:span> ('Erreur de saisie : "N" DOIT etre un entier positif, veuillez ressaisir');</text:p>
      <text:p text:style-name="P7"><text:s text:c="8"/><text:span text:style-name="T1">LIRE</text:span>(N);</text:p>
      <text:p text:style-name="P7"><text:s text:c="4"/><text:span text:style-name="T1">FAIT</text:span>;</text:p>
      <text:p text:style-name="P7"/>
      <text:p text:style-name="P7"><text:s text:c="4"/>SOMME &lt;- 0;</text:p>
      <text:p text:style-name="P7"><text:s text:c="4"/>I &lt;- 1;</text:p>
      <text:p text:style-name="P7"/>
      <text:p text:style-name="P7"><text:s text:c="4"/><text:span text:style-name="T1">REPETER</text:span> </text:p>
      <text:p text:style-name="P7"><text:s text:c="8"/>SOMME &lt;- SOMME + I;</text:p>
      <text:p text:style-name="P7"><text:s text:c="8"/>I &lt;- I +1;</text:p>
      <text:p text:style-name="P7"><text:s text:c="4"/><text:span text:style-name="T1">JUSQU'A</text:span> (I &lt;= N);</text:p>
      <text:p text:style-name="P7"/>
      <text:p text:style-name="P7"><text:s text:c="4"/><text:span text:style-name="T1">ECRIRE</text:span>('La somme de tous les entiers de 0 a : ' &amp; N &amp; 'est de : ' &amp; SOMME );</text:p>
      <text:p text:style-name="P7"><text:span text:style-name="T1">FIN</text:span>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Exercice <text:span text:style-name="T3">5</text:span></text:p>
      <text:p text:style-name="P7">Ecrire trois programmes qui permettent de calculer la factorielle N : - le premier à l’aide de l’instruction POUR, - le deuxième à l’aide de l’instruction TANT QUE et - le troisième à l’aide de l’instruction REPETER.</text:p>
      <text:p text:style-name="P11"/>
      <text:p text:style-name="P11">###### PROGRAMME 1 : INSTRUCTION POUR ######</text:p>
      <text:p text:style-name="P11"/>
      <text:p text:style-name="P11"><text:span text:style-name="T1">PROGRAMME</text:span> Exercice5_POUR;</text:p>
      <text:p text:style-name="P11"/>
      <text:p text:style-name="P12">VARIABLE</text:p>
      <text:p text:style-name="P11"><text:s text:c="4"/>N : ENTIER;</text:p>
      <text:p text:style-name="P11"><text:s text:c="4"/>FACT : ENTIER;</text:p>
      <text:p text:style-name="P12">DEBUT</text:p>
      <text:p text:style-name="P11"><text:s text:c="4"/><text:span text:style-name="T1">ECRIRE</text:span> ('Entrez la valeur de N : ');</text:p>
      <text:p text:style-name="P11"><text:s text:c="4"/><text:span text:style-name="T1">LIRE</text:span>(N);</text:p>
      <text:p text:style-name="P11"/>
      <text:p text:style-name="P11"><text:s text:c="4"/><text:span text:style-name="T1">TANT</text:span> <text:span text:style-name="T1">QUE</text:span> (N &lt;= 0) <text:span text:style-name="T1">FAIRE</text:span> </text:p>
      <text:p text:style-name="P11"><text:s text:c="8"/><text:span text:style-name="T1">ECRIRE</text:span> ('Erreur de saisie : "N" DOIT etre un entier positif, veuillez ressaisir');</text:p>
      <text:p text:style-name="P11"><text:s text:c="8"/><text:span text:style-name="T1">LIRE</text:span>(N);</text:p>
      <text:p text:style-name="P11"><text:s text:c="4"/><text:span text:style-name="T1">FAIT</text:span>;</text:p>
      <text:p text:style-name="P11"/>
      <text:p text:style-name="P11"><text:s text:c="4"/>FACT &lt;-1</text:p>
      <text:p text:style-name="P11"/>
      <text:p text:style-name="P11"><text:s text:c="4"/><text:span text:style-name="T1">SI</text:span> (NON N==1)</text:p>
      <text:p text:style-name="P11"><text:s text:c="4"/><text:span text:style-name="T1">ALORS</text:span> </text:p>
      <text:p text:style-name="P11"><text:s text:c="8"/><text:span text:style-name="T1">POUR</text:span> I <text:span text:style-name="T1">VARIANT</text:span> <text:span text:style-name="T1">DE</text:span> 1 A N <text:span text:style-name="T1">FAIRE</text:span></text:p>
      <text:p text:style-name="P11"><text:s text:c="12"/>FACT &lt;- FACT * I;</text:p>
      <text:p text:style-name="P11"><text:s text:c="8"/><text:span text:style-name="T1">FAIT</text:span>;</text:p>
      <text:p text:style-name="P11"><text:s text:c="4"/><text:span text:style-name="T1">FIN</text:span> <text:span text:style-name="T1">SI</text:span>;</text:p>
      <text:p text:style-name="P11"/>
      <text:p text:style-name="P11"><text:s text:c="4"/><text:span text:style-name="T1">ECRIRE</text:span>('La factorielle de ' &amp; N &amp; ' est de : ' &amp; FACT);</text:p>
      <text:p text:style-name="P11"><text:span text:style-name="T1">FIN</text:span>;</text:p>
      <text:p text:style-name="P11"/>
      <text:p text:style-name="P11">###### PROGRAMME 2 : INSTRUCTION TANT QUE ######</text:p>
      <text:p text:style-name="P11"/>
      <text:p text:style-name="P11"><text:span text:style-name="T1">PROGRAMME</text:span> Exercice5_TANT_QUE;</text:p>
      <text:p text:style-name="P11"/>
      <text:p text:style-name="P12">VARIABLE</text:p>
      <text:p text:style-name="P11"><text:s text:c="4"/>N : ENTIER;</text:p>
      <text:p text:style-name="P11"><text:s text:c="4"/>FACT : ENTIER;</text:p>
      <text:p text:style-name="P11"><text:s text:c="4"/>I : ENTIER;</text:p>
      <text:p text:style-name="P12">DEBUT</text:p>
      <text:p text:style-name="P11"><text:s text:c="4"/><text:span text:style-name="T1">ECRIRE</text:span> ('Entrez la valeur de N : ');</text:p>
      <text:p text:style-name="P11"><text:s text:c="4"/><text:span text:style-name="T1">LIRE</text:span>(N);</text:p>
      <text:p text:style-name="P11"/>
      <text:p text:style-name="P11"><text:s text:c="4"/><text:span text:style-name="T1">TANT</text:span> <text:span text:style-name="T1">QUE</text:span> (N &lt;= 0) <text:span text:style-name="T1">FAIRE</text:span> </text:p>
      <text:p text:style-name="P11"><text:s text:c="8"/><text:span text:style-name="T1">ECRIRE</text:span> ('Erreur de saisie : "N" DOIT etre un entier positif, veuillez ressaisir');</text:p>
      <text:p text:style-name="P11"><text:s text:c="8"/><text:span text:style-name="T1">LIRE</text:span>(N);</text:p>
      <text:p text:style-name="P11"><text:s text:c="4"/><text:span text:style-name="T1">FAIT</text:span>;</text:p>
      <text:p text:style-name="P11"/>
      <text:p text:style-name="P11"><text:s text:c="4"/>FACT &lt;-1</text:p>
      <text:p text:style-name="P11"/>
      <text:p text:style-name="P11"><text:s text:c="4"/><text:span text:style-name="T1">SI</text:span> (NON N==1)</text:p>
      <text:p text:style-name="P11"><text:s text:c="4"/><text:span text:style-name="T1">ALORS</text:span> </text:p>
      <text:p text:style-name="P11"><text:s text:c="8"/>I &lt;- 1;</text:p>
      <text:p text:style-name="P11"><text:s text:c="8"/><text:span text:style-name="T1">TANT</text:span> <text:span text:style-name="T1">QUE</text:span> (I &lt;= N) <text:span text:style-name="T1">FAIRE</text:span></text:p>
      <text:p text:style-name="P11"><text:s text:c="12"/>FACT &lt;- FACT * I;</text:p>
      <text:p text:style-name="P11"><text:s text:c="12"/>I &lt;- I + 1</text:p>
      <text:p text:style-name="P11"><text:s text:c="8"/><text:span text:style-name="T1">FAIT</text:span>;</text:p>
      <text:p text:style-name="P11"><text:s text:c="4"/><text:span text:style-name="T1">FIN</text:span> <text:span text:style-name="T1">SI</text:span>;</text:p>
      <text:p text:style-name="P11"/>
      <text:p text:style-name="P11"><text:s text:c="4"/><text:span text:style-name="T1">ECRIRE</text:span>('La factorielle de ' &amp; N &amp; ' est de : ' &amp; FACT);</text:p>
      <text:p text:style-name="P11"><text:span text:style-name="T1">FIN</text:span>;</text:p>
      <text:p text:style-name="P11"><text:soft-page-break/></text:p>
      <text:p text:style-name="P11">###### PROGRAMME 3 : INSTRUCTION REPETER ######</text:p>
      <text:p text:style-name="P11"/>
      <text:p text:style-name="P11"><text:span text:style-name="T1">PROGRAMME</text:span> Exercice5_TANT_QUE;</text:p>
      <text:p text:style-name="P11"/>
      <text:p text:style-name="P12">VARIABLE</text:p>
      <text:p text:style-name="P11"><text:s text:c="4"/>N : ENTIER;</text:p>
      <text:p text:style-name="P11"><text:s text:c="4"/>FACT : ENTIER;</text:p>
      <text:p text:style-name="P11"><text:s text:c="4"/>I : ENTIER;</text:p>
      <text:p text:style-name="P12">DEBUT</text:p>
      <text:p text:style-name="P11"><text:s text:c="4"/><text:span text:style-name="T1">ECRIRE</text:span> ('Entrez la valeur de N : ');</text:p>
      <text:p text:style-name="P11"><text:s text:c="4"/><text:span text:style-name="T1">LIRE</text:span>(N);</text:p>
      <text:p text:style-name="P11"/>
      <text:p text:style-name="P11"><text:s text:c="4"/><text:span text:style-name="T1">TANT</text:span> <text:span text:style-name="T1">QUE</text:span> (N &lt;= 0) <text:span text:style-name="T1">FAIRE</text:span> </text:p>
      <text:p text:style-name="P11"><text:s text:c="8"/><text:span text:style-name="T1">ECRIRE</text:span> ('Erreur de saisie : "N" DOIT etre un entier positif, veuillez ressaisir');</text:p>
      <text:p text:style-name="P11"><text:s text:c="8"/><text:span text:style-name="T1">LIRE</text:span>(N);</text:p>
      <text:p text:style-name="P11"><text:s text:c="4"/><text:span text:style-name="T1">FAIT</text:span>;</text:p>
      <text:p text:style-name="P11"/>
      <text:p text:style-name="P11"><text:s text:c="4"/>FACT &lt;-1</text:p>
      <text:p text:style-name="P11"/>
      <text:p text:style-name="P11"><text:s text:c="4"/><text:span text:style-name="T1">SI</text:span> (NON N==1)</text:p>
      <text:p text:style-name="P11"><text:s text:c="4"/><text:span text:style-name="T1">ALORS</text:span> </text:p>
      <text:p text:style-name="P11"><text:s text:c="8"/>I &lt;- 1;</text:p>
      <text:p text:style-name="P11"><text:s text:c="8"/><text:span text:style-name="T1">REPETER</text:span></text:p>
      <text:p text:style-name="P11"><text:s text:c="12"/>FACT &lt;- FACT * I;</text:p>
      <text:p text:style-name="P11"><text:s text:c="12"/>I &lt;- I + 1</text:p>
      <text:p text:style-name="P11"><text:s text:c="8"/><text:span text:style-name="T1">TANT</text:span> <text:span text:style-name="T1">QUE</text:span> (I &lt;= N);</text:p>
      <text:p text:style-name="P11"><text:s text:c="4"/><text:span text:style-name="T1">FIN</text:span> SI;</text:p>
      <text:p text:style-name="P11"><text:s text:c="4"/></text:p>
      <text:p text:style-name="P11"><text:s text:c="4"/><text:span text:style-name="T1">ECRIRE</text:span>('La factorielle de ' &amp; N &amp; ' est de : ' &amp; FACT);</text:p>
      <text:p text:style-name="P11"><text:span text:style-name="T1">FIN</text:span>;</text:p>
      <text:p text:style-name="P11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4T22:48:24.505633362</meta:creation-date>
    <dc:date>2020-10-25T11:38:52.375639281</dc:date>
    <meta:editing-duration>PT22M38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7" meta:paragraph-count="266" meta:word-count="1283" meta:character-count="7678" meta:non-whitespace-character-count="5390"/>
  </office:meta>
</office:document-meta>
</file>